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platform game</text:p>
      <text:p text:style-name="Standard">-realistische shaders</text:p>
      <text:p text:style-name="Standard">-soft body/fluids character :: stretching stiffness</text:p>
      <text:p text:style-name="Standard">-shadows</text:p>
      <text:p text:style-name="Standard">-strak/ modern design</text:p>
      <text:p text:style-name="Standard">-upgradeble items</text:p>
      <text:p text:style-name="Standard">-inventory</text:p>
      <text:p text:style-name="Standard">-”mirro's edge” sty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an Sprengers</meta:initial-creator>
    <meta:creation-date>2011-02-17T14:18:56.77</meta:creation-date>
    <dc:date>2011-02-17T15:26:27.19</dc:date>
    <dc:creator>Sebastiaan Sprengers</dc:creator>
    <meta:editing-duration>PT52M19S</meta:editing-duration>
    <meta:editing-cycles>2</meta:editing-cycles>
    <meta:generator>OpenOffice.org/3.3$Win32 OpenOffice.org_project/330m14$Build-9542</meta:generator>
    <meta:document-statistic meta:table-count="0" meta:image-count="0" meta:object-count="0" meta:page-count="1" meta:paragraph-count="8" meta:word-count="20" meta:character-count="163"/>
  </office:meta>
</office:document-meta>
</file>